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997" officeooo:paragraph-rsid="00057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a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4:44:55.375000000</meta:creation-date>
    <dc:date>2024-09-16T14:44:57.484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6.3.2$Windows_X86_64 LibreOffice_project/29d686fea9f6705b262d369fede658f824154cc0</meta:generator>
  </office:meta>
</office:document-meta>
</file>